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List_20_1" style:list-style-name="List_20_2"/>
    <style:style style:name="P2" style:family="paragraph" style:parent-style-name="List_20_1" style:list-style-name="List_20_2">
      <style:paragraph-properties fo:margin-left="0cm" fo:margin-right="0cm" fo:text-indent="0cm" style:auto-text-indent="false"/>
    </style:style>
    <style:style style:name="P3" style:family="paragraph" style:parent-style-name="Text_20_body" style:list-style-name="List_20_2"/>
    <style:style style:name="P4" style:family="paragraph" style:parent-style-name="Heading_20_1">
      <style:paragraph-properties fo:break-before="page"/>
    </style:style>
    <style:style style:name="P5" style:family="paragraph" style:parent-style-name="Heading_20_1" style:master-page-name="Standard">
      <style:paragraph-properties style:page-number="1" fo:break-before="page"/>
    </style:style>
    <style:style style:name="P6" style:family="paragraph" style:parent-style-name="Heading_20_2">
      <style:paragraph-properties fo:break-before="page"/>
    </style:style>
    <style:style style:name="P7" style:family="paragraph" style:parent-style-name="Title" style:master-page-name="First_20_Page">
      <style:paragraph-properties style:page-number="auto"/>
    </style:style>
    <style:style style:name="P8" style:family="paragraph" style:parent-style-name="Contents_20_2">
      <style:paragraph-properties>
        <style:tab-stops>
          <style:tab-stop style:position="9.5cm"/>
        </style:tab-stops>
      </style:paragraph-properties>
    </style:style>
    <style:style style:name="P9" style:family="paragraph" style:parent-style-name="Contents_20_1">
      <style:paragraph-properties>
        <style:tab-stops>
          <style:tab-stop style:position="9.999cm"/>
        </style:tab-stops>
      </style:paragraph-properties>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Code_20_box">
      <style:graphic-properties style:vertical-pos="top" style:vertical-rel="paragraph-cont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14.499cm" svg:width="17cm" style:rel-width="100%" svg:height="5.001cm" draw:z-index="0">
        <draw:text-box>
          <text:p text:style-name="Signature">Kurs:<text:tab/>D0016E, Digitalt projekt</text:p>
          <text:p text:style-name="Signature">Deltagare:<text:tab/>Jim Gunnarsson, di98jgu@gmail.com<text:line-break/><text:tab/>Viktor Stärn, viktor.starn@gmail.com</text:p>
          <text:p text:style-name="Signature">Källkod:<text:tab/>https://github.com/di98jgu/D0016E---Digitalt-projekt.git</text:p>
          <text:p text:style-name="Signature">Datum: <text:tab/></text:p>
        </draw:text-box>
      </draw:frame>
      <draw:frame draw:style-name="fr2" draw:name="Frame2" text:anchor-type="page" text:anchor-page-number="1" svg:x="15cm" svg:y="1.499cm" svg:width="4.001cm" svg:height="1cm" draw:z-index="1">
        <draw:text-box>
          <text:p text:style-name="School_20_tag">Luleå tekniska universitet </text:p>
          <text:p text:style-name="School_20_tag">Skellefteå</text:p>
        </draw:text-box>
      </draw:frame>
      <text:p text:style-name="P7">Projektrapport</text:p>
      <text:p text:style-name="Subtitle">Android applikation DicNix</text:p>
      <text:table-of-content text:style-name="Sect1" text:protected="true" text:name="Table of Contents1">
        <text:table-of-content-source text:outline-level="2">
          <text:index-title-template text:style-name="Heading_20_1">Innehåll</text:index-title-template>
          <text:table-of-content-entry-template text:outline-level="1" text:style-name="Contents_20_1">
            <text:index-entry-text text:style-name="Default"/>
            <text:index-entry-tab-stop style:type="left" style:position="9.999cm" style:leader-char=" "/>
            <text:index-entry-page-number text:style-name="Default"/>
          </text:table-of-content-entry-template>
          <text:table-of-content-entry-template text:outline-level="2" text:style-name="Contents_20_2">
            <text:index-entry-text text:style-name="Default"/>
            <text:index-entry-tab-stop style:type="left" style:position="9.5cm" style:leader-char=" "/>
            <text:index-entry-page-number text:style-name="Default"/>
          </text:table-of-content-entry-template>
          <text:table-of-content-entry-template text:outline-level="3" text:style-name="Contents_20_3"/>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 text:outline-level="1">Innehåll</text:h>
          </text:index-title>
          <text:p text:style-name="P9">Rubrik 1<text:tab/>1</text:p>
          <text:p text:style-name="P8">Rubrik 2 <text:tab/>1</text:p>
          <text:p text:style-name="P9">Bilaga A<text:line-break/>API Sense Smart City<text:tab/>2</text:p>
          <text:p text:style-name="P8">Dokumentation<text:tab/>2</text:p>
          <text:p text:style-name="P8">Anrop till fjärrdatabas<text:tab/>2</text:p>
          <text:p text:style-name="P8">Svar från fjärrdatabas<text:tab/>4</text:p>
          <text:p text:style-name="P8">Dataformat<text:tab/>5</text:p>
        </text:index-body>
      </text:table-of-content>
      <text:p text:style-name="Text_20_body"/>
      <text:h text:style-name="P5" text:outline-level="1">Rubrik 1</text:h>
      <text:p text:style-name="Text_20_body">Vanlig text 1 </text:p>
      <text:h text:style-name="Heading_20_2" text:outline-level="2">Rubrik 2 </text:h>
      <text:p text:style-name="Text_20_body">Vanlig text 1</text:p>
      <text:h text:style-name="Heading_20_3" text:outline-level="3"><text:bookmark-start text:name="__RefHeading__255_926143478"/>Rubrik 3<text:bookmark-end text:name="__RefHeading__255_926143478"/></text:h>
      <text:p text:style-name="Text_20_body">Vanlig text Vanlig text Vanlig text Vanlig text Vanlig text Vanlig text Vanlig text Vanlig text Vanlig text Vanlig text Vanlig text Vanlig text Vanlig text Vanlig text Vanlig text Vanlig text Vanlig text Vanlig text Vanlig text Vanlig text </text:p>
      <text:h text:style-name="Heading_20_3" text:outline-level="3">A small note</text:h>
      <text:h text:style-name="P4" text:outline-level="1">Bilaga A<text:line-break/>API Sense Smart City</text:h>
      <text:h text:style-name="Heading_20_2" text:outline-level="2">Dokumentation</text:h>
      <text:p text:style-name="Text_20_body">Fjärrdatabasens API är endast beskrivet med ett antal kod exempel i Python. Endast anropen är beskrivna. Respons från databasen är inte beskrivet. Som grund för skapa biblioteket SSC ställdes det här </text:p>
      <text:p text:style-name="Text_20_body">Refer</text:p>
      <text:list xml:id="list972217634" text:style-name="List_20_2">
        <text:list-item>
          <text:p text:style-name="P3">ListSensor.py</text:p>
        </text:list-item>
        <text:list-item>
          <text:p text:style-name="P3">RequestSensor.py</text:p>
        </text:list-item>
        <text:list-item>
          <text:p text:style-name="P3">AddSensor.py</text:p>
        </text:list-item>
        <text:list-item>
          <text:p text:style-name="P3">SubmitSnowPressureData.py</text:p>
        </text:list-item>
        <text:list-item>
          <text:p text:style-name="P3">ListSensor.java</text:p>
        </text:list-item>
      </text:list>
      <text:p text:style-name="Text_20_body">Brevkorrespondens med Thomas, ej återgiven.</text:p>
      <text:h text:style-name="Heading_20_2" text:outline-level="2">Anrop till fjärrdatabas</text:h>
      <text:h text:style-name="Heading_20_3" text:outline-level="3">Adress</text:h>
      <text:p text:style-name="Text_20_body">Basadress till fjärrdatabasen:</text:p>
      <text:p text:style-name="Text_20_body"><text:span text:style-name="Strong_20_Emphasis">https://ip30.csse.tt.ltu.se/ssc/api/basic/</text:span></text:p>
      <text:p text:style-name="Text_20_body">Relativa adresser, som alltså följer efter basadressen:</text:p>
      <text:list xml:id="list1756131194" text:continue-numbering="true" text:style-name="List_20_2">
        <text:list-item>
          <text:p text:style-name="P3"><text:span text:style-name="Strong_20_Emphasis">sensor/list:</text:span> Lista över alla sensorer, mätpunkter.</text:p>
        </text:list-item>
        <text:list-item>
          <text:p text:style-name="P3"><text:span text:style-name="Strong_20_Emphasis">snow_pressure/request:</text:span> All snödata</text:p>
        </text:list-item>
        <text:list-item>
          <text:p text:style-name="P3"><text:span text:style-name="Strong_20_Emphasis">geo_location/request:</text:span> Position</text:p>
        </text:list-item>
        <text:list-item>
          <text:p text:style-name="P3"><text:span text:style-name="Strong_20_Emphasis">free_text/request:</text:span> Allmän information, om sådan finns</text:p>
        </text:list-item>
        <text:list-item>
          <text:p text:style-name="P3"><text:span text:style-name="Strong_20_Emphasis">temperature/request:</text:span> Temperatur</text:p>
        </text:list-item>
      </text:list>
      <text:p text:style-name="Text_20_body"><text:soft-page-break/>Av dessa är <text:span text:style-name="Strong_20_Emphasis">sensor/list</text:span> samt <text:span text:style-name="Strong_20_Emphasis">snow_pressure/request</text:span> de som är av intresse. De är också väldokumenterade vad gäller giltiga inparametrar. För att hämta information används SSL tillsammans med autentisering.</text:p>
      <text:p text:style-name="Text_20_body">Data hämtas med GET och lämnas med POST, den relativa adressen skiljer sig åt. Här redovisas endast GET ty vi är endast intresserade av att hämta data.</text:p>
      <text:h text:style-name="Heading_20_3" text:outline-level="3">Parameter sensor/list</text:h>
      <text:p text:style-name="Text_20_body">Parametrar för <text:span text:style-name="Strong_20_Emphasis">sensor/list</text:span>:</text:p>
      <text:list xml:id="list1151928588" text:continue-numbering="true" text:style-name="List_20_2">
        <text:list-item>
          <text:p text:style-name="P1"><text:span text:style-name="Strong_20_Emphasis">sensors:</text:span> JSON formaterad lista med sensor id. </text:p>
        </text:list-item>
        <text:list-item>
          <text:p text:style-name="P1"><text:span text:style-name="Strong_20_Emphasis">public:</text:span> Visar sensorer från alla domäner ”<text:span text:style-name="Strong_20_Emphasis">yes</text:span>”<text:span text:style-name="Strong_20_Emphasis"> </text:span>eller endast vår ”<text:span text:style-name="Strong_20_Emphasis">no</text:span>”. </text:p>
        </text:list-item>
        <text:list-item>
          <text:p text:style-name="P1"><text:span text:style-name="Strong_20_Emphasis">format:</text:span> Returnera data i form av ”<text:span text:style-name="Strong_20_Emphasis">json</text:span>” eller ”<text:span text:style-name="Strong_20_Emphasis">xml</text:span>”. </text:p>
        </text:list-item>
      </text:list>
      <text:p text:style-name="Text_20_body">Samtliga parametrar är valfria. Utelämnas <text:span text:style-name="Strong_20_Emphasis">sensors</text:span> så fås en lista över samtliga sensorer.</text:p>
      <text:h text:style-name="Heading_20_3" text:outline-level="3">Parameter snow_pressure/request</text:h>
      <text:p text:style-name="Text_20_body">Parametrar för <text:span text:style-name="Strong_20_Emphasis">snow_pressure/request</text:span>:</text:p>
      <text:list xml:id="list1680250623" text:continue-numbering="true" text:style-name="List_20_2">
        <text:list-item>
          <text:p text:style-name="P1"><text:span text:style-name="Strong_20_Emphasis">sensor:</text:span> JSON formaterad lista med sensor id, ”<text:span text:style-name="Strong_20_Emphasis">serial</text:span>”.</text:p>
        </text:list-item>
        <text:list-item>
          <text:p text:style-name="P1"><text:span text:style-name="Strong_20_Emphasis">fields:</text:span> JSON formaterad lista med data fält, kolumner, som önskas. </text:p>
        </text:list-item>
        <text:list-item>
          <text:p text:style-name="P1"><text:span text:style-name="Strong_20_Emphasis">period:</text:span> Tidsperiod, mätvärden för ”<text:span text:style-name="Strong_20_Emphasis">last-hour</text:span>”, ”<text:span text:style-name="Strong_20_Emphasis">last-day</text:span>”,<text:line-break/>”<text:span text:style-name="Strong_20_Emphasis">last-week</text:span>”, ”<text:span text:style-name="Strong_20_Emphasis">last-month</text:span>” eller ”<text:span text:style-name="Strong_20_Emphasis">last-year</text:span>”.</text:p>
        </text:list-item>
        <text:list-item>
          <text:p text:style-name="P1"><text:span text:style-name="Strong_20_Emphasis">start:</text:span> Startpunkt för tidsperiod, (YYYY-MM-DD HH:MM:SS) </text:p>
        </text:list-item>
        <text:list-item>
          <text:p text:style-name="P1"><text:span text:style-name="Strong_20_Emphasis">end:</text:span> Slutpunkt för tidsperiod, (YYYY-MM-DD HH:MM:SS) </text:p>
        </text:list-item>
        <text:list-item>
          <text:p text:style-name="P1"><text:span text:style-name="Strong_20_Emphasis">limit:</text:span> Begränsa resultat till så här många poster.</text:p>
        </text:list-item>
        <text:list-item>
          <text:p text:style-name="P1"><text:span text:style-name="Strong_20_Emphasis">offset:</text:span> Returnera poster från och med den här positionen.</text:p>
        </text:list-item>
        <text:list-item>
          <text:p text:style-name="P1"><text:span text:style-name="Strong_20_Emphasis">sort:</text:span> Sortering av rader ”<text:span text:style-name="Strong_20_Emphasis">desc</text:span>” eller ”<text:span text:style-name="Strong_20_Emphasis">asc</text:span>”. </text:p>
        </text:list-item>
      </text:list>
      <text:p text:style-name="Text_20_body">Med undantag av sensor så är samtliga parametrar valfria. En <text:s/>tidsperiod kan anges på två sätt under vilken vi har ett okänt antal utförda mätningar. Vad som händer om vi blandar <text:span text:style-name="Strong_20_Emphasis">period</text:span>, <text:span text:style-name="Strong_20_Emphasis">start</text:span> och <text:span text:style-name="Strong_20_Emphasis">end</text:span> är ej dokumenterat. </text:p>
      <text:h text:style-name="P6" text:outline-level="2">Svar från fjärrdatabas</text:h>
      <text:p text:style-name="Text_20_body">Svar från databasen är mindre väl dokumenterat.</text:p>
      <text:h text:style-name="Heading_20_3" text:outline-level="3">Resultat sensor/list</text:h>
      <text:p text:style-name="Text_20_body">För <text:span text:style-name="Strong_20_Emphasis">sensor/list</text:span> kan vi får resultat i form av XML eller JSON.</text:p>
      <text:p text:style-name="Text_20_body">I JSON så fås följande resultat: </text:p>
      <text:p text:style-name="Text_20_body"><draw:frame draw:style-name="fr3" draw:name="Frame3" text:anchor-type="paragraph" svg:width="17cm" style:rel-width="100%" draw:z-index="2"><draw:text-box fo:min-height="0.041cm"><text:p text:style-name="Text_20_body"><text:span text:style-name="Code_20_character">{"response":[{...},{...},{"serial":"SKE-472478","name":"LTU kontor","location":"","latitude":"64.7443","longitude":"20.9558","type_name":"SnowPressure","deployed_state":"DEPLOYED","visibility":"0","info":"","domain":"ThomasDomain","created":"2013-02-20 15:06:54","updated":"2013-02-21 09:01:40"},{...}]}</text:span></text:p></draw:text-box></draw:frame>Vi har alltså för varje sensor följande information: </text:p>
      <text:list xml:id="list571423865" text:continue-numbering="true" text:style-name="List_20_2">
        <text:list-item>
          <text:p text:style-name="P1"><text:span text:style-name="Strong_20_Emphasis">serial:</text:span> Detta är unikt id för sensorn, motsvars av ”sensor” ovan. </text:p>
        </text:list-item>
        <text:list-item>
          <text:p text:style-name="P1"><text:span text:style-name="Strong_20_Emphasis">name:</text:span> Ett mer läsbart namn för oss människor, max 50 tecken. </text:p>
        </text:list-item>
        <text:list-item>
          <text:p text:style-name="P1"><text:span text:style-name="Strong_20_Emphasis">location:</text:span> Kort platsbeskrivning, max 128 tecken. </text:p>
        </text:list-item>
        <text:list-item>
          <text:p text:style-name="P1"><text:span text:style-name="Strong_20_Emphasis">latitude:</text:span> I grader, decimalt.</text:p>
        </text:list-item>
        <text:list-item>
          <text:p text:style-name="P1"><text:span text:style-name="Strong_20_Emphasis">longitude:</text:span> I grader, decimalt. </text:p>
        </text:list-item>
        <text:list-item>
          <text:p text:style-name="P1"><text:span text:style-name="Strong_20_Emphasis">type_name:</text:span> Typ av sensor, ”<text:span text:style-name="Strong_20_Emphasis">FreeText</text:span>”, ”<text:span text:style-name="Strong_20_Emphasis">Temperature</text:span>”, ”<text:span text:style-name="Strong_20_Emphasis">Motion</text:span>”, ”<text:span text:style-name="Strong_20_Emphasis">GeoLocation</text:span>”, ”<text:span text:style-name="Strong_20_Emphasis">SnowPressure</text:span>”. Bör i vårt fall endast vara ”<text:span text:style-name="Strong_20_Emphasis">SnowPressure</text:span>”. </text:p>
        </text:list-item>
        <text:list-item>
          <text:p text:style-name="P1"><text:span text:style-name="Strong_20_Emphasis">deployed_state:</text:span> Status kan vara ”<text:span text:style-name="Strong_20_Emphasis">DEPLOYED</text:span>” eller ”<text:span text:style-name="Strong_20_Emphasis">NOT_DEPLOYED</text:span>”. </text:p>
        </text:list-item>
        <text:list-item>
          <text:p text:style-name="P1"><text:span text:style-name="Strong_20_Emphasis">visibility:</text:span> Synlig för andra domänanvändare ”<text:span text:style-name="Strong_20_Emphasis">1</text:span>” eller inte ”<text:span text:style-name="Strong_20_Emphasis">0</text:span>”. </text:p>
        </text:list-item>
        <text:list-item>
          <text:p text:style-name="P1"><text:span text:style-name="Strong_20_Emphasis">info:</text:span> Beskrivning av sensorn, max 255 tecken. </text:p>
        </text:list-item>
        <text:list-item>
          <text:p text:style-name="P1"><text:span text:style-name="Strong_20_Emphasis">domain:</text:span> Domän som sensorn tillhör. </text:p>
        </text:list-item>
        <text:list-item>
          <text:p text:style-name="P1"><text:span text:style-name="Strong_20_Emphasis">created:</text:span> Registreringsdatum (YYYY-MM-DD HH:MM:SS) </text:p>
        </text:list-item>
        <text:list-item>
          <text:p text:style-name="P1"><text:span text:style-name="Strong_20_Emphasis">updated:</text:span> Senast uppdaterad (YYYY-MM-DD HH:MM:SS) </text:p>
        </text:list-item>
      </text:list>
      <text:p text:style-name="Text_20_body">Alla värden oavsett typ anges som strängar, saknas värde är strängen tom. Nycklar anges alltid med germaner.</text:p>
      <text:h text:style-name="Heading_20_3" text:outline-level="3">Resultat snow_pressure/request</text:h>
      <text:p text:style-name="Text_20_body">För <text:span text:style-name="Strong_20_Emphasis">snow_pressure/request</text:span> så är resultatet alltid i JSON. Detta är sant för Python men inte för Java. Vad som skiljer i sättet på vilket fjärrdatabasen anropas är inte känt. På försök angavs precis som för <text:span text:style-name="Strong_20_Emphasis">sensor/list</text:span> parametern <text:span text:style-name="Strong_20_Emphasis">format</text:span> satt till JSON, vilket löste problemet. </text:p>
      <text:p text:style-name="Text_20_body"><text:soft-page-break/>Anges endast en lista med sensorer så fås fälten <text:span text:style-name="Strong_20_Emphasis">data_time</text:span>, <text:span text:style-name="Strong_20_Emphasis">weight</text:span>, <text:span text:style-name="Strong_20_Emphasis">depth</text:span>. Det framgår inte inte hur många mättillfällen som fås tillbaka, mest troligt är samtliga. En lämplig period kan därför vara lämplig om mätning har pågått under lång tid.</text:p>
      <text:p text:style-name="Text_20_body">Med fälten, <text:span text:style-name="Strong_20_Emphasis">field,</text:span> satta till <text:span text:style-name="Strong_20_Emphasis">shoveld</text:span>, <text:span text:style-name="Strong_20_Emphasis">weight</text:span>, <text:span text:style-name="Strong_20_Emphasis">depth</text:span>, <text:span text:style-name="Strong_20_Emphasis">temperature</text:span>, <text:span text:style-name="Strong_20_Emphasis">humidity</text:span>, <text:span text:style-name="Strong_20_Emphasis">data_time</text:span> och <text:span text:style-name="Strong_20_Emphasis">info</text:span> fås följande: </text:p>
      <text:p text:style-name="Text_20_body"><draw:frame draw:style-name="fr3" draw:name="Frame4" text:anchor-type="paragraph" svg:width="17cm" style:rel-width="100%" draw:z-index="3"><draw:text-box fo:min-height="0.041cm"><text:p text:style-name="Text_20_body"><text:span text:style-name="Code_20_character">{"response":{"12345":[{"info":null,"shoveld":"1","weight":"1100","depth":"488","temperature":"-1","humidity":"83","data_time":"2013-02-06 15:21:38"},{"info":"Ett test","shoveld":"1","weight":"12","depth":"23","temperature":"-7","humidity":"80","data_time":"2013-02-19 17:36:53"}],"SKE-472478":[...]}} </text:span></text:p></draw:text-box></draw:frame>Vi har alltså:</text:p>
      <text:list xml:id="list254222113" text:continue-numbering="true" text:style-name="List_20_2">
        <text:list-item>
          <text:p text:style-name="P1"><text:span text:style-name="Strong_20_Emphasis">12345:</text:span> Detta är unikt id för sensorn.</text:p>
        </text:list-item>
        <text:list-item>
          <text:p text:style-name="P1"><text:span text:style-name="Strong_20_Emphasis">info:</text:span> Beskrivning av aktuell registrering, max 100 tecken. </text:p>
        </text:list-item>
        <text:list-item>
          <text:p text:style-name="P1"><text:span text:style-name="Strong_20_Emphasis">shoveld:</text:span> Ange om platsen gjorts ren på snö '1' eller inte '0'. </text:p>
        </text:list-item>
        <text:list-item>
          <text:p text:style-name="P1"><text:span text:style-name="Strong_20_Emphasis">weight:</text:span> Snövikt i gram. </text:p>
        </text:list-item>
        <text:list-item>
          <text:p text:style-name="P1"><text:span text:style-name="Strong_20_Emphasis">depth:</text:span> Snödjup i centimeter. </text:p>
        </text:list-item>
        <text:list-item>
          <text:p text:style-name="P1"><text:span text:style-name="Strong_20_Emphasis">temperature:</text:span> Temperatur i grader Celsius. </text:p>
        </text:list-item>
        <text:list-item>
          <text:p text:style-name="P1"><text:span text:style-name="Strong_20_Emphasis">humidity:</text:span> Relativ fuktighet RH i procent. </text:p>
        </text:list-item>
        <text:list-item>
          <text:p text:style-name="P1"><text:span text:style-name="Strong_20_Emphasis">data_time:</text:span> Registrering av mätdata (YYYY-MM-DD HH:MM:SS) </text:p>
          <text:p text:style-name="P2">Varje mätning märks med ett id unikt för varje sensor. Detta id benämns omväxlade <text:span text:style-name="Strong_20_Emphasis">serial</text:span> eller <text:span text:style-name="Strong_20_Emphasis">sensor</text:span>. Fältet <text:span text:style-name="Strong_20_Emphasis">Shoveld</text:span> är korrekt återgivet vad gäller stavning, stavas normalt annars ”shoveled”. Notera att vi här har null för info fältet. Som tidigare så är samtliga nycklar germaner. </text:p>
        </text:list-item>
      </text:list>
      <text:h text:style-name="Heading_20_2" text:outline-level="2">Dataformat</text:h>
      <text:p text:style-name="Text_20_body">Nycklar ska alltid anges i germaner. Värden är undantagslöst strängar. Saknas värden så anges detta som en tom sträng. Från databasen kan null värden förekomma. </text:p>
      <text:p text:style-name="Text_20_body">Tid är undantagslöst angivet i formatet 'YYYY-MM-DD HH:MM:SS'. Kan </text:p>
      <text:p text:style-name="Text_20_body">därför lätt läsa av med reguljära uttryck. </text:p>
      <text:p text:style-name="Text_20_body">Med undantag för position så är tal angivarna som heltal. Position är angiven i grader med decimal precision, minst 4 siffror. </text:p>
      <text:p text:style-name="Text_20_body">Temperatur anges med tecken i hela grader, '-7'. Boolean är '0' för falskt och '1' för s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master-page-name="">
      <style:paragraph-properties fo:margin-top="0cm" fo:margin-bottom="0cm"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fo:orphans="3" fo:widows="3" style:page-number="auto" fo:background-color="transparent" style:shadow="none">
        <style:tab-stops/>
        <style:background-image/>
      </style:paragraph-properties>
      <style:text-properties fo:color="#000000" style:font-name="Linux Libertine G" fo:font-style="normal" fo:font-weight="normal" style:font-size-asian="10.5pt"/>
    </style:style>
    <style:style style:name="List" style:family="paragraph" style:parent-style-name="Text_20_body" style:class="list" style:master-page-name="">
      <style:paragraph-properties style:page-number="auto"/>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fo:color="#174567"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0.499cm" fo:margin-bottom="2.499cm"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100%" fo:margin-left="0cm" fo:margin-right="0cm" fo:margin-top="1.499cm" fo:margin-bottom="0.199cm" fo:text-indent="0cm" style:auto-text-indent="false" style:page-number="auto"/>
      <style:text-properties fo:color="#174567"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master-page-name="">
      <style:paragraph-properties fo:margin="100%" fo:margin-left="0cm" fo:margin-right="0cm" fo:margin-top="1cm" fo:margin-bottom="0.101cm" fo:text-indent="0cm" style:auto-text-indent="false" style:page-number="auto"/>
      <style:text-properties fo:color="#174567"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7cm" fo:margin-bottom="0.101cm"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class="chapter" style:master-page-name="">
      <style:paragraph-properties fo:margin-top="10.7cm" fo:margin-bottom="0.499cm"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100%" fo:margin-left="0.199cm" fo:margin-right="0cm" fo:margin-top="0cm" fo:margin-bottom="0.199cm"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100%" fo:margin-left="0.499cm" fo:margin-right="0cm" fo:margin-top="0cm" fo:margin-bottom="0cm" fo:text-indent="-0.499cm" style:auto-text-indent="false" style:page-number="auto" text:number-lines="false" text:line-number="0"/>
      <style:text-properties fo:color="#000000" style:font-name="Linux Libertine G1" fo:font-size="11pt" fo:font-style="italic" style:font-size-asian="10pt" style:font-size-complex="10pt"/>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100%" fo:margin-left="0cm" fo:margin-right="0cm" fo:margin-top="0.4cm" fo:margin-bottom="0.101cm"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font-size="50%" fo:font-weight="normal"/>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Numbering_20_Symbols" style:display-name="Numbering Symbols" style:family="text"/>
    <style:style style:name="Code_20_character" style:display-name="Code character" style:family="text">
      <style:text-properties fo:color="#000000" style:font-name="Luxi Mono" fo:font-size="9pt" fo:language="en" fo:country="GB"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text-properties fo:color="#000000" fo:background-color="transparent" style:font-size-asian="10.5pt"/>
    </style:style>
    <style:style style:name="Footnote_20_Symbol" style:display-name="Footnote Symbol" style:family="text">
      <style:text-properties fo:color="#000000" style:font-size-asian="10.5pt"/>
    </style:style>
    <style:style style:name="Footnote_20_anchor" style:display-name="Footnote anchor" style:family="text">
      <style:text-properties fo:color="#000000" style:text-position="super 58%" fo:font-style="italic"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ndnote_20_anchor" style:display-name="Endnote anchor" style:family="text">
      <style:text-properties fo:color="#000000" style:text-position="super 60%" style:font-name="Linux Libertine G2" fo:font-style="italic" fo:font-weight="bold" style:font-size-asian="10.5pt"/>
    </style:style>
    <style:style style:name="Endnote_20_Symbol" style:display-name="Endnote Symbol" style:family="text">
      <style:text-properties fo:color="#000000" style:font-name="Linux Libertine G1" fo:font-size="11pt" fo:font-style="italic"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499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de_20_box" style:display-name="Code box" style:family="graphic" style:parent-style-name="Frame">
      <style:graphic-properties svg:width="17cm" style:rel-width="100%" fo:min-height="0.041cm" text:anchor-type="paragraph" svg:x="0cm" fo:margin-top="0.199cm" fo:margin-bottom="0.199cm" style:horizontal-pos="center" style:horizontal-rel="paragraph-content" fo:background-color="#e6e6e6" style:background-transparency="0%" fo:padding="0.199cm" fo:border="0.2pt solid #666666"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3cm"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0016E, Digitalt projekt</text:p>
      </style:header>
      <style:footer>
        <text:p text:style-name="Footer">Jim Gunnarsson och Viktor Stärn<text:tab/><text:tab/><text:page-number text:select-page="current">5</text:page-number></text:p>
      </style:footer>
    </style:master-page>
    <style:master-page style:name="First_20_Page" style:display-name="First Page" style:page-layout-name="Mpm2" style:next-style-name="Content"/>
    <style:master-page style:name="Conte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2:09:46</meta:creation-date>
    <meta:editing-duration>PT6H47M58S</meta:editing-duration>
    <meta:editing-cycles>19</meta:editing-cycles>
    <meta:generator>LibreOffice/3.5$Linux_x86 LibreOffice_project/7e68ba2-a744ebf-1f241b7-c506db1-7d53735</meta:generator>
    <meta:initial-creator>Jim Gunnarsson</meta:initial-creator>
    <dc:date>2013-03-14T19:18:52</dc:date>
    <dc:creator>Jim Gunnarsson</dc:creator>
    <meta:document-statistic meta:table-count="0" meta:image-count="0" meta:object-count="0" meta:page-count="7" meta:paragraph-count="105" meta:word-count="878" meta:character-count="6405" meta:non-whitespace-character-count="5627"/>
  </office:meta>
</office:document-meta>
</file>